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4136" calcext:value-type="float">
            <text:p>106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6368" calcext:value-type="float">
            <text:p>106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4496" calcext:value-type="float">
            <text:p>105.3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9528" calcext:value-type="float">
            <text:p>105.1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4872" calcext:value-type="float">
            <text:p>105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1216" calcext:value-type="float">
            <text:p>105.7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7752" calcext:value-type="float">
            <text:p>105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3536" calcext:value-type="float">
            <text:p>105.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0048" calcext:value-type="float">
            <text:p>105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2784" calcext:value-type="float">
            <text:p>105.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0776" calcext:value-type="float">
            <text:p>106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2968" calcext:value-type="float">
            <text:p>106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8792" calcext:value-type="float">
            <text:p>106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6456" calcext:value-type="float">
            <text:p>105.7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1528" calcext:value-type="float">
            <text:p>105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0944" calcext:value-type="float">
            <text:p>105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2864" calcext:value-type="float">
            <text:p>105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3032" calcext:value-type="float">
            <text:p>105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036" calcext:value-type="float">
            <text:p>105.7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0048" calcext:value-type="float">
            <text:p>105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7144" calcext:value-type="float">
            <text:p>105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5536" calcext:value-type="float">
            <text:p>106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1464" calcext:value-type="float">
            <text:p>106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3176" calcext:value-type="float">
            <text:p>106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5016" calcext:value-type="float">
            <text:p>105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5328" calcext:value-type="float">
            <text:p>105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0672" calcext:value-type="float">
            <text:p>105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2424" calcext:value-type="float">
            <text:p>106.2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4136" calcext:value-type="float">
            <text:p>106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5952" calcext:value-type="float">
            <text:p>106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8584" calcext:value-type="float">
            <text:p>106.0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5576" calcext:value-type="float">
            <text:p>106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1944" calcext:value-type="float">
            <text:p>106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8288" calcext:value-type="float">
            <text:p>106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572" calcext:value-type="float">
            <text:p>106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0336" calcext:value-type="float">
            <text:p>106.3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2192" calcext:value-type="float">
            <text:p>106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9048" calcext:value-type="float">
            <text:p>108.9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9216" calcext:value-type="float">
            <text:p>108.7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468" calcext:value-type="float">
            <text:p>109.8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8264" calcext:value-type="float">
            <text:p>111.0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10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4272" calcext:value-type="float">
            <text:p>111.9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1992" calcext:value-type="float">
            <text:p>112.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4392" calcext:value-type="float">
            <text:p>112.8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028" calcext:value-type="float">
            <text:p>112.7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3704" calcext:value-type="float">
            <text:p>112.6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2104" calcext:value-type="float">
            <text:p>115.1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012" calcext:value-type="float">
            <text:p>115.2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3752" calcext:value-type="float">
            <text:p>115.3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0704" calcext:value-type="float">
            <text:p>115.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2784" calcext:value-type="float">
            <text:p>116.7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224" calcext:value-type="float">
            <text:p>116.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7184" calcext:value-type="float">
            <text:p>117.6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8728" calcext:value-type="float">
            <text:p>117.8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2088" calcext:value-type="float">
            <text:p>118.0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0376" calcext:value-type="float">
            <text:p>118.0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4656" calcext:value-type="float">
            <text:p>118.0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9624" calcext:value-type="float">
            <text:p>118.1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6784" calcext:value-type="float">
            <text:p>118.2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8016" calcext:value-type="float">
            <text:p>118.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436" calcext:value-type="float">
            <text:p>118.7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0288" calcext:value-type="float">
            <text:p>118.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0744" calcext:value-type="float">
            <text:p>119.4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7904" calcext:value-type="float">
            <text:p>119.6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7904" calcext:value-type="float">
            <text:p>119.6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064" calcext:value-type="float">
            <text:p>119.7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5376" calcext:value-type="float">
            <text:p>119.9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576" calcext:value-type="float">
            <text:p>120.0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0448" calcext:value-type="float">
            <text:p>120.1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0824" calcext:value-type="float">
            <text:p>120.1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488" calcext:value-type="float">
            <text:p>120.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9216" calcext:value-type="float">
            <text:p>120.2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7336" calcext:value-type="float">
            <text:p>120.4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0384" calcext:value-type="float">
            <text:p>120.4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124" calcext:value-type="float">
            <text:p>120.4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888" calcext:value-type="float">
            <text:p>120.2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8152" calcext:value-type="float">
            <text:p>120.0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496" calcext:value-type="float">
            <text:p>120.1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384" calcext:value-type="float">
            <text:p>120.0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7968" calcext:value-type="float">
            <text:p>119.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2312" calcext:value-type="float">
            <text:p>119.0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484" calcext:value-type="float">
            <text:p>118.7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2296" calcext:value-type="float">
            <text:p>118.1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476" calcext:value-type="float">
            <text:p>118.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1712" calcext:value-type="float">
            <text:p>118.0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092" calcext:value-type="float">
            <text:p>117.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5432" calcext:value-type="float">
            <text:p>117.3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1552" calcext:value-type="float">
            <text:p>116.8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0176" calcext:value-type="float">
            <text:p>116.4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58" calcext:value-type="float">
            <text:p>114.9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5592" calcext:value-type="float">
            <text:p>114.8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6472" calcext:value-type="float">
            <text:p>114.2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1776" calcext:value-type="float">
            <text:p>110.2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3848" calcext:value-type="float">
            <text:p>109.2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8928" calcext:value-type="float">
            <text:p>108.0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1808" calcext:value-type="float">
            <text:p>112.0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5536" calcext:value-type="float">
            <text:p>113.6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4616" calcext:value-type="float">
            <text:p>113.8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4552" calcext:value-type="float">
            <text:p>114.1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044" calcext:value-type="float">
            <text:p>114.0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2152" calcext:value-type="float">
            <text:p>113.9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044" calcext:value-type="float">
            <text:p>114.0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824" calcext:value-type="float">
            <text:p>113.6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8752" calcext:value-type="float">
            <text:p>113.4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372" calcext:value-type="float">
            <text:p>113.5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0152" calcext:value-type="float">
            <text:p>113.2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0464" calcext:value-type="float">
            <text:p>113.4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7288" calcext:value-type="float">
            <text:p>113.9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4152" calcext:value-type="float">
            <text:p>114.7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0648" calcext:value-type="float">
            <text:p>114.1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436" calcext:value-type="float">
            <text:p>114.8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0184" calcext:value-type="float">
            <text:p>115.0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1288" calcext:value-type="float">
            <text:p>115.4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84504" calcext:value-type="float">
            <text:p>115.2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6176" calcext:value-type="float">
            <text:p>114.9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9352" calcext:value-type="float">
            <text:p>114.4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0936" calcext:value-type="float">
            <text:p>114.9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7688" calcext:value-type="float">
            <text:p>117.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6312" calcext:value-type="float">
            <text:p>116.7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9464" calcext:value-type="float">
            <text:p>116.8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0696" calcext:value-type="float">
            <text:p>116.8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124" calcext:value-type="float">
            <text:p>116.6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5" calcext:value-type="float">
            <text:p>116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2808" calcext:value-type="float">
            <text:p>116.1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1368" calcext:value-type="float">
            <text:p>116.1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7192" calcext:value-type="float">
            <text:p>116.2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4896" calcext:value-type="float">
            <text:p>116.1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2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1688" calcext:value-type="float">
            <text:p>114.8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4528" calcext:value-type="float">
            <text:p>114.7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58" calcext:value-type="float">
            <text:p>114.9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2856" calcext:value-type="float">
            <text:p>115.0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1216" calcext:value-type="float">
            <text:p>113.3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2928" calcext:value-type="float">
            <text:p>113.3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496" calcext:value-type="float">
            <text:p>113.3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8088" calcext:value-type="float">
            <text:p>112.7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8088" calcext:value-type="float">
            <text:p>112.7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2368" calcext:value-type="float">
            <text:p>112.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1384" calcext:value-type="float">
            <text:p>113.1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1928" calcext:value-type="float">
            <text:p>112.9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7648" calcext:value-type="float">
            <text:p>113.0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2344" calcext:value-type="float">
            <text:p>113.2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6792" calcext:value-type="float">
            <text:p>113.0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4264" calcext:value-type="float">
            <text:p>113.3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5184" calcext:value-type="float">
            <text:p>113.1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9152" calcext:value-type="float">
            <text:p>112.8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1296" calcext:value-type="float">
            <text:p>114.0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6808" calcext:value-type="float">
            <text:p>113.9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5996" calcext:value-type="float">
            <text:p>113.50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780645161" calcext:value-type="float">
            <text:p>115.924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37736" calcext:value-type="float">
            <text:p>117.26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101677419" calcext:value-type="float">
            <text:p>117.42410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03296" calcext:value-type="float">
            <text:p>118.41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5209806452" calcext:value-type="float">
            <text:p>118.96520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9290709677" calcext:value-type="float">
            <text:p>118.6292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302" calcext:value-type="float">
            <text:p>116.87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678967742" calcext:value-type="float">
            <text:p>115.84867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64028" calcext:value-type="float">
            <text:p>115.84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9905290323" calcext:value-type="float">
            <text:p>115.72990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4199448276" calcext:value-type="float">
            <text:p>115.554199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2056516129" calcext:value-type="float">
            <text:p>115.932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2097548387" calcext:value-type="float">
            <text:p>115.57209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20056" calcext:value-type="float">
            <text:p>116.07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9036645161" calcext:value-type="float">
            <text:p>116.44903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59128" calcext:value-type="float">
            <text:p>117.00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7054322581" calcext:value-type="float">
            <text:p>117.3770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5725290323" calcext:value-type="float">
            <text:p>116.57572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88768" calcext:value-type="float">
            <text:p>115.8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8401806452" calcext:value-type="float">
            <text:p>115.54840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91616" calcext:value-type="float">
            <text:p>114.39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0254193548" calcext:value-type="float">
            <text:p>114.490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9827285714" calcext:value-type="float">
            <text:p>114.659827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7703483871" calcext:value-type="float">
            <text:p>114.557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500283871" calcext:value-type="float">
            <text:p>114.3350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81968" calcext:value-type="float">
            <text:p>114.19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390967742" calcext:value-type="float">
            <text:p>115.068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936" calcext:value-type="float">
            <text:p>115.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9859354839" calcext:value-type="float">
            <text:p>115.509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8384516129" calcext:value-type="float">
            <text:p>115.508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9032" calcext:value-type="float">
            <text:p>113.5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9721935484" calcext:value-type="float">
            <text:p>112.6897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35668" calcext:value-type="float">
            <text:p>112.71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3304258065" calcext:value-type="float">
            <text:p>113.13330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7490285714" calcext:value-type="float">
            <text:p>113.48749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8237419355" calcext:value-type="float">
            <text:p>113.348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9327741936" calcext:value-type="float">
            <text:p>115.189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6784" calcext:value-type="float">
            <text:p>115.7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340387097" calcext:value-type="float">
            <text:p>116.38434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89712" calcext:value-type="float">
            <text:p>116.8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9488774194" calcext:value-type="float">
            <text:p>115.78948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8170580645" calcext:value-type="float">
            <text:p>115.46817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60256" calcext:value-type="float">
            <text:p>115.2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8807483871" calcext:value-type="float">
            <text:p>115.0088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14032" calcext:value-type="float">
            <text:p>115.0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9930064516" calcext:value-type="float">
            <text:p>114.6499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775" calcext:value-type="float">
            <text:p>115.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9399612903" calcext:value-type="float">
            <text:p>115.46939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772645161" calcext:value-type="float">
            <text:p>116.24177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77608" calcext:value-type="float">
            <text:p>116.29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5843354839" calcext:value-type="float">
            <text:p>116.90584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89968" calcext:value-type="float">
            <text:p>118.05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7842064516" calcext:value-type="float">
            <text:p>118.51784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8461419355" calcext:value-type="float">
            <text:p>118.1884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56696" calcext:value-type="float">
            <text:p>116.6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8846193548" calcext:value-type="float">
            <text:p>116.17884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812" calcext:value-type="float">
            <text:p>115.97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2576516129" calcext:value-type="float">
            <text:p>116.282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137241379" calcext:value-type="float">
            <text:p>116.7381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3536258065" calcext:value-type="float">
            <text:p>116.51353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5626580645" calcext:value-type="float">
            <text:p>118.7356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25496" calcext:value-type="float">
            <text:p>119.66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218322581" calcext:value-type="float">
            <text:p>120.59421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29352" calcext:value-type="float">
            <text:p>121.1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4116" calcext:value-type="float">
            <text:p>121.3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53532" calcext:value-type="float">
            <text:p>119.945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3135354839" calcext:value-type="float">
            <text:p>119.6231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83672" calcext:value-type="float">
            <text:p>119.16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731354839" calcext:value-type="float">
            <text:p>119.05773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190285714" calcext:value-type="float">
            <text:p>119.46919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1960903226" calcext:value-type="float">
            <text:p>119.86196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1141677419" calcext:value-type="float">
            <text:p>120.41114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61544" calcext:value-type="float">
            <text:p>120.66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5651354839" calcext:value-type="float">
            <text:p>121.4656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6824" calcext:value-type="float">
            <text:p>121.71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6400645161" calcext:value-type="float">
            <text:p>121.2664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269883871" calcext:value-type="float">
            <text:p>119.52269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30968" calcext:value-type="float">
            <text:p>119.1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7297290323" calcext:value-type="float">
            <text:p>119.24729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6552" calcext:value-type="float">
            <text:p>120.8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6808774194" calcext:value-type="float">
            <text:p>121.01680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1073142857" calcext:value-type="float">
            <text:p>121.47107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9214193548" calcext:value-type="float">
            <text:p>121.409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1938" calcext:value-type="float">
            <text:p>121.931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4286" calcext:value-type="float">
            <text:p>123.95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6613818182" calcext:value-type="float">
            <text:p>124.406613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54768" calcext:value-type="float">
            <text:p>122.9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5829333333" calcext:value-type="float">
            <text:p>124.02582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5995826087" calcext:value-type="float">
            <text:p>121.985995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144" calcext:value-type="float">
            <text:p>122.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51448" calcext:value-type="float">
            <text:p>122.5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15328" calcext:value-type="float">
            <text:p>122.6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3232" calcext:value-type="float">
            <text:p>122.6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16088144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12736" calcext:value-type="float">
            <text:p>122.6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72" meta:object-count="0"/>
    <meta:user-defined meta:name="AppVersion">3.0</meta:user-defined>
  </office:meta>
</office:document-meta>
</file>